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26634260B8FB46FE4C7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objectwithoutfill">
      <style:graphic-properties svg:stroke-width="0.081cm" svg:stroke-color="#ff6600" draw:marker-start-width="0.321cm" draw:marker-end="Arrow" draw:marker-end-width="0.421cm" draw:fill="none" draw:fill-color="#ff9900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ff6600" draw:marker-start-width="0.321cm" draw:marker-end-width="0.321cm" draw:fill="none" draw:fill-color="#ff9900" draw:textarea-horizontal-align="justify" draw:textarea-vertical-align="middle" draw:auto-grow-height="false" fo:min-height="0.392cm" fo:min-width="9.517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ff6600" draw:marker-start-width="0.321cm" draw:marker-end-width="0.321cm" draw:fill="none" draw:fill-color="#ff9900" draw:textarea-horizontal-align="justify" draw:textarea-vertical-align="middle" draw:auto-grow-height="false" fo:min-height="0.476cm" fo:min-width="8.832cm" fo:padding-top="0.165cm" fo:padding-bottom="0.165cm" fo:padding-left="0.29cm" fo:padding-right="0.29cm"/>
    </style:style>
    <style:style style:name="gr4" style:family="graphic" style:parent-style-name="standard" style:list-style-name="L2">
      <style:graphic-properties svg:stroke-width="0.081cm" svg:stroke-color="#ff6600" draw:marker-start-width="0.321cm" draw:marker-end-width="0.321cm" draw:fill="none" draw:fill-color="#ff9900" draw:textarea-horizontal-align="justify" draw:textarea-vertical-align="top" draw:auto-grow-height="false" fo:min-height="3.072cm" fo:min-width="11.839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ff6600" draw:marker-start-width="0.321cm" draw:marker-end-width="0.321cm" draw:fill="none" draw:fill-color="#ff9900" draw:textarea-horizontal-align="justify" draw:textarea-vertical-align="middle" draw:auto-grow-height="false" fo:min-height="5.016cm" fo:min-width="0.646cm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ff66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 draw:fill-color="#ff9900"/>
      <style:paragraph-properties fo:text-align="center"/>
    </style:style>
    <style:style style:name="P2" style:family="paragraph">
      <style:paragraph-properties fo:text-align="start"/>
      <style:text-properties fo:color="#ff6600"/>
    </style:style>
    <style:style style:name="P3" style:family="paragraph">
      <loext:graphic-properties draw:fill="none" draw:fill-color="#ff9900"/>
      <style:paragraph-properties fo:text-align="start"/>
      <style:text-properties fo:color="#ff6600" fo:font-size="15pt" style:font-size-asian="15pt" style:font-size-complex="15pt"/>
    </style:style>
    <style:style style:name="P4" style:family="paragraph">
      <style:paragraph-properties fo:margin-left="0cm" fo:margin-right="0.305cm" fo:margin-top="0cm" fo:margin-bottom="0cm" fo:text-align="start" fo:text-indent="0cm"/>
      <style:text-properties fo:color="#ff6600"/>
    </style:style>
    <style:style style:name="P5" style:family="paragraph">
      <loext:graphic-properties draw:fill="none" draw:fill-color="#ff9900"/>
      <style:paragraph-properties fo:margin-left="0cm" fo:margin-right="0.305cm" fo:margin-top="0cm" fo:margin-bottom="0cm" fo:text-align="start" fo:text-indent="0cm"/>
      <style:text-properties fo:color="#ff6600" fo:font-size="15pt" fo:font-weight="normal" style:font-size-asian="15pt" style:font-size-complex="15pt"/>
    </style:style>
    <style:style style:name="P6" style:family="paragraph">
      <style:paragraph-properties fo:margin-left="0cm" fo:margin-right="0.1cm" fo:text-align="start" fo:text-indent="0cm"/>
      <style:text-properties fo:color="#ff6600" fo:font-weight="normal"/>
    </style:style>
    <style:style style:name="P7" style:family="paragraph">
      <loext:graphic-properties draw:fill="none" draw:fill-color="#ff9900"/>
      <style:paragraph-properties fo:margin-left="0cm" fo:margin-right="0.1cm" fo:text-align="start" fo:text-indent="0cm"/>
      <style:text-properties fo:color="#ff6600" fo:font-size="15pt" fo:font-weight="normal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normal" style:font-size-asian="15pt" style:font-size-complex="15pt"/>
    </style:style>
    <style:style style:name="T3" style:family="text">
      <style:text-properties fo:font-size="15pt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66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6.8cm" svg:y1="6.907cm" svg:x2="13.631cm" svg:y2="4.985cm" draw:start-shape="id1" draw:start-glue-point="3" svg:d="M16800 6907c-2782 0-1198-1922-3169-1922" svg:viewBox="0 0 3170 1923">
          <text:p/>
        </draw:connector>
        <draw:connector draw:style-name="gr1" draw:text-style-name="P1" draw:layer="layout" draw:type="curve" svg:x1="16.8cm" svg:y1="6.907cm" svg:x2="13.537cm" svg:y2="6.993cm" draw:start-shape="id1" draw:start-glue-point="3" svg:d="M16800 6907c-2853 0-1222 86-3263 86" svg:viewBox="0 0 3264 87">
          <text:p/>
        </draw:connector>
        <draw:custom-shape draw:style-name="gr2" draw:text-style-name="P3" xml:id="id4" draw:id="id4" draw:layer="layout" svg:width="10.395cm" svg:height="1.02cm" svg:x="17.275cm" svg:y="11.414cm">
          <text:p text:style-name="P2"><text:span text:style-name="T1">Choose a preset to load after </text:span><text:span text:style-name="T1">respawning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" draw:id="id1" draw:layer="layout" svg:width="9.746cm" svg:height="1.14cm" svg:x="16.8cm" svg:y="6.337cm">
          <text:p text:style-name="P4"><text:span text:style-name="T2">Load multiple </text:span><text:span text:style-name="T2">presets by </text:span><text:span text:style-name="T2">holding shif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12.684cm" svg:y1="15.224cm" svg:x2="9.184cm" svg:y2="9.128cm" draw:start-shape="id2" draw:start-glue-point="3" draw:end-shape="id3" draw:end-glue-point="2" svg:d="M12684 15224c-2334 0-3500-2032-3500-6096" svg:viewBox="0 0 3501 6097">
          <text:p/>
        </draw:connector>
        <draw:custom-shape draw:style-name="gr4" draw:text-style-name="P7" xml:id="id2" draw:id="id2" draw:layer="layout" svg:width="12.573cm" svg:height="3.556cm" svg:x="12.684cm" svg:y="13.446cm">
          <text:list text:style-name="L2">
            <text:list-item>
              <text:p text:style-name="P6"><text:span text:style-name="T3">Apply changes</text:span></text:p>
            </text:list-item>
            <text:list-item>
              <text:p text:style-name="P6"><text:span text:style-name="T3">Reset to last applied configuration</text:span></text:p>
            </text:list-item>
            <text:list-item>
              <text:p text:style-name="P6"><text:span text:style-name="T3">Export configuration as blueprint string,</text:span></text:p>
              <text:p text:style-name="P6"><text:span text:style-name="T3">hold shift to create a blueprint</text:span></text:p>
            </text:list-item>
            <text:list-item>
              <text:p text:style-name="P6"><text:span text:style-name="T3">Import configuration from string or blueprint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1607.347703842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" draw:id="id3" draw:layer="layout" svg:width="1.468cm" svg:height="5.588cm" svg:x="8.45cm" svg:y="3.54cm">
          <text:p/>
          <draw:enhanced-geometry svg:viewBox="0 0 21600 21600" draw:path-stretchpoint-x="10800" draw:path-stretchpoint-y="10800" draw:text-areas="?f3 ?f4 ?f5 ?f6" draw:type="round-rectangle" draw:modifiers="6795.505617977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draw:type="curve" svg:x1="17.275cm" svg:y1="11.924cm" svg:x2="15.686cm" svg:y2="12.001cm" draw:start-shape="id4" draw:start-glue-point="3" svg:d="M17275 11924c-1597 0-803 77-1589 77" svg:viewBox="0 0 1590 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201000003E80000026634260B8FB46FE4C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actorio" style:family="graphic" style:parent-style-name="standard">
      <style:graphic-properties draw:stroke-dash="Dashed_20__28_var_29__20_4" svg:stroke-color="#ff6600" draw:fill="solid" draw:fill-color="#ff6600" draw:fill-gradient-name="Gradient_20_2" draw:fill-hatch-name="Hatching_20_1" draw:fill-image-name="Bitmap_20_1"/>
      <style:paragraph-properties>
        <style:tab-stops/>
      </style:paragraph-properties>
      <style:text-properties fo:color="#ff6600" fo:font-size="15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10:32:08.340792627</meta:creation-date>
    <dc:date>2019-05-24T08:28:55.610995115</dc:date>
    <meta:editing-duration>PT20M5S</meta:editing-duration>
    <meta:editing-cycles>5</meta:editing-cycles>
    <meta:generator>LibreOffice/6.0.7.3$Linux_X86_64 LibreOffice_project/00m0$Build-3</meta:generator>
    <meta:document-statistic meta:object-count="8"/>
  </office:meta>
</office:document-meta>
</file>